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style:font-pitch="variable"/>
    <style:font-face style:name="OpenSymbol" svg:font-family="OpenSymbol, 'Arial Unicode MS'" style:font-pitch="variable"/>
    <style:font-face style:name="TakaoPGothic" svg:font-family="TakaoPGothi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end" style:justify-single-word="false"/>
      <style:text-properties fo:font-size="28pt" fo:font-weight="bold" style:font-size-asian="28pt" style:font-weight-asian="bold" style:font-size-complex="28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line-height="200%"/>
      <style:text-properties fo:font-size="18pt" fo:font-weight="bold" style:font-size-asian="18pt" style:font-weight-asian="bold" style:font-size-complex="18pt" style:font-weight-complex="bold"/>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line-height="200%"/>
      <style:text-properties fo:font-size="14pt" fo:font-weight="bold" style:font-size-asian="14pt" style:font-weight-asian="bold" style:font-size-complex="14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line-height="200%"/>
      <style:text-properties fo:font-size="16pt" fo:font-weight="bold" style:font-size-asian="16pt" style:font-weight-asian="bold" style:font-size-complex="16pt" style:font-weight-complex="bold"/>
    </style:style>
    <style:style style:name="P13" style:family="paragraph" style:parent-style-name="Standard">
      <style:paragraph-properties fo:line-height="200%"/>
      <style:text-properties fo:font-size="16pt" fo:language="en" fo:country="US" fo:font-weight="bold" style:font-size-asian="16pt" style:font-weight-asian="bold" style:font-size-complex="16pt" style:font-weight-complex="bold"/>
    </style:style>
    <style:style style:name="P14" style:family="paragraph" style:parent-style-name="Standard">
      <style:text-properties style:font-name-asian="Times New Roman"/>
    </style:style>
    <style:style style:name="P15" style:family="paragraph" style:parent-style-name="Standard">
      <style:text-properties fo:language="en" fo:country="IN"/>
    </style:style>
    <style:style style:name="P16" style:family="paragraph" style:parent-style-name="Standard">
      <style:paragraph-properties fo:line-height="200%"/>
      <style:text-properties fo:language="en" fo:country="IN"/>
    </style:style>
    <style:style style:name="P17" style:family="paragraph" style:parent-style-name="Standard">
      <style:paragraph-properties fo:line-height="200%"/>
      <style:text-properties fo:language="en" fo:country="IN" style:font-name-asian="Times New Roman"/>
    </style:style>
    <style:style style:name="P18" style:family="paragraph" style:parent-style-name="Standard">
      <style:paragraph-properties fo:line-height="200%"/>
    </style:style>
    <style:style style:name="P19" style:family="paragraph" style:parent-style-name="Standard" style:list-style-name="WW8Num4">
      <style:paragraph-properties fo:line-height="200%"/>
    </style:style>
    <style:style style:name="P20" style:family="paragraph" style:parent-style-name="Standard" style:list-style-name="WW8Num6">
      <style:paragraph-properties fo:line-height="200%"/>
    </style:style>
    <style:style style:name="P21" style:family="paragraph" style:parent-style-name="Standard">
      <style:paragraph-properties fo:line-height="200%"/>
      <style:text-properties fo:language="en" fo:country="US"/>
    </style:style>
    <style:style style:name="P22" style:family="paragraph" style:parent-style-name="Standard">
      <style:paragraph-properties fo:margin-left="1.245cm" fo:margin-right="0cm" fo:line-height="200%" fo:text-indent="0cm" style:auto-text-indent="false"/>
    </style:style>
    <style:style style:name="P23" style:family="paragraph" style:parent-style-name="Standard">
      <style:paragraph-properties fo:margin-left="0cm" fo:margin-right="0cm" fo:line-height="200%" fo:text-indent="1.245cm" style:auto-text-indent="false"/>
      <style:text-properties fo:language="en" fo:country="IN"/>
    </style:style>
    <style:style style:name="P24" style:family="paragraph" style:parent-style-name="Standard">
      <style:paragraph-properties fo:margin-left="0cm" fo:margin-right="0cm" fo:text-indent="1.245cm" style:auto-text-indent="false"/>
      <style:text-properties fo:font-size="14pt" fo:language="en" fo:country="US" fo:font-weight="bold" style:font-size-asian="14pt" style:font-weight-asian="bold" style:font-size-complex="14pt" style:font-weight-complex="bold"/>
    </style:style>
    <style:style style:name="P25" style:family="paragraph" style:parent-style-name="Standard">
      <style:paragraph-properties fo:margin-left="0cm" fo:margin-right="0cm" fo:text-indent="1.245cm" style:auto-text-indent="false"/>
      <style:text-properties fo:font-size="14pt" fo:font-weight="bold" style:font-size-asian="14pt" style:font-weight-asian="bold" style:font-size-complex="14pt" style:font-weight-complex="bold"/>
    </style:style>
    <style:style style:name="P26" style:family="paragraph" style:parent-style-name="Standard">
      <style:paragraph-properties fo:margin-left="0cm" fo:margin-right="0cm" fo:text-indent="1.245cm" style:auto-text-indent="false"/>
      <style:text-properties fo:language="en" fo:country="US" style:font-weight-complex="bold"/>
    </style:style>
    <style:style style:name="P27" style:family="paragraph" style:parent-style-name="Standard">
      <style:paragraph-properties fo:margin-left="1.244cm" fo:margin-right="0cm" fo:text-indent="0cm" style:auto-text-indent="false"/>
    </style:style>
    <style:style style:name="P28" style:family="paragraph" style:parent-style-name="Standard">
      <style:paragraph-properties fo:margin-left="1.244cm" fo:margin-right="0cm" fo:text-indent="0cm" style:auto-text-indent="false"/>
      <style:text-properties style:text-underline-style="solid" style:text-underline-width="auto" style:text-underline-color="font-color" fo:font-weight="bold" style:font-weight-asian="bold" style:font-weight-complex="bold"/>
    </style:style>
    <style:style style:name="P29" style:family="paragraph" style:parent-style-name="Standard">
      <style:paragraph-properties fo:margin-left="1.244cm" fo:margin-right="0cm" fo:line-height="200%" fo:text-indent="0cm" style:auto-text-indent="false"/>
    </style:style>
    <style:style style:name="P30" style:family="paragraph" style:parent-style-name="Standard">
      <style:paragraph-properties fo:margin-left="1.244cm" fo:margin-right="0cm" fo:text-indent="0cm" style:auto-text-indent="false"/>
      <style:text-properties fo:language="en" fo:country="IN" style:font-name-asian="Times New Roman" style:font-weight-complex="bold"/>
    </style:style>
    <style:style style:name="P31" style:family="paragraph" style:parent-style-name="Standard">
      <style:paragraph-properties fo:margin-left="1.244cm" fo:margin-right="0cm" fo:text-indent="0cm" style:auto-text-indent="false"/>
      <style:text-properties fo:font-weight="bold" style:font-weight-asian="bold" style:font-weight-complex="bold"/>
    </style:style>
    <style:style style:name="P32" style:family="paragraph" style:parent-style-name="Standard">
      <style:paragraph-properties fo:margin-left="2.54cm" fo:margin-right="0cm" fo:line-height="200%" fo:text-indent="0cm" style:auto-text-indent="false"/>
    </style:style>
    <style:style style:name="P33" style:family="paragraph" style:parent-style-name="Standard">
      <style:paragraph-properties fo:margin-left="0cm" fo:margin-right="0cm" fo:line-height="200%" fo:text-indent="1.244cm" style:auto-text-indent="false"/>
      <style:text-properties fo:font-size="14pt" fo:font-weight="bold" style:font-size-asian="14pt" style:font-weight-asian="bold" style:font-size-complex="14pt" style:font-weight-complex="bold"/>
    </style:style>
    <style:style style:name="P34" style:family="paragraph" style:parent-style-name="Standard">
      <style:paragraph-properties fo:margin-left="2.487cm" fo:margin-right="0cm" fo:line-height="200%" fo:text-indent="0cm" style:auto-text-indent="false"/>
    </style:style>
    <style:style style:name="P35" style:family="paragraph" style:parent-style-name="Standard">
      <style:paragraph-properties fo:margin-left="5.08cm" fo:margin-right="0cm" fo:text-indent="0cm" style:auto-text-indent="false"/>
    </style:style>
    <style:style style:name="P36" style:family="paragraph" style:parent-style-name="Standard">
      <style:paragraph-properties fo:margin-left="4.981cm" fo:margin-right="0cm" fo:text-indent="0.099cm" style:auto-text-indent="false"/>
    </style:style>
    <style:style style:name="P37" style:family="paragraph" style:parent-style-name="Standard">
      <style:paragraph-properties fo:margin-left="0cm" fo:margin-right="0cm" fo:text-indent="1.27cm" style:auto-text-indent="false"/>
    </style:style>
    <style:style style:name="P38" style:family="paragraph" style:parent-style-name="Standard" style:master-page-name="Standard">
      <style:paragraph-properties fo:text-align="end" style:justify-single-word="false" style:page-number="auto"/>
    </style:style>
    <style:style style:name="P39" style:family="paragraph" style:parent-style-name="Text_20_body">
      <style:paragraph-properties fo:line-height="200%"/>
      <style:text-properties fo:font-size="16pt" fo:font-weight="bold" style:font-size-asian="16pt" style:font-weight-asian="bold" style:font-size-complex="16pt"/>
    </style:style>
    <style:style style:name="P40" style:family="paragraph" style:parent-style-name="Text_20_body">
      <style:paragraph-properties fo:line-height="200%"/>
    </style:style>
    <style:style style:name="P41" style:family="paragraph" style:parent-style-name="Text_20_body">
      <style:paragraph-properties fo:line-height="200%"/>
      <style:text-properties fo:font-size="14pt" fo:font-weight="bold" style:font-size-asian="14pt" style:font-weight-asian="bold" style:font-size-complex="14pt"/>
    </style:style>
    <style:style style:name="P42" style:family="paragraph" style:parent-style-name="Text_20_body">
      <style:paragraph-properties fo:margin-left="1.244cm" fo:margin-right="0cm" fo:line-height="200%" fo:text-indent="0cm" style:auto-text-indent="false"/>
    </style:style>
    <style:style style:name="P43" style:family="paragraph" style:parent-style-name="Text_20_body">
      <style:paragraph-properties fo:margin-left="1.296cm" fo:margin-right="0cm" fo:line-height="200%" fo:text-indent="0cm" style:auto-text-indent="false"/>
    </style:style>
    <style:style style:name="P44" style:family="paragraph" style:parent-style-name="Text_20_body">
      <style:paragraph-properties fo:margin-left="1.27cm" fo:margin-right="0cm" fo:line-height="200%" fo:text-indent="0cm" style:auto-text-indent="false"/>
    </style:style>
    <style:style style:name="P45" style:family="paragraph" style:parent-style-name="Text_20_body" style:list-style-name="WW8Num2">
      <style:paragraph-properties fo:margin-left="1.27cm" fo:margin-right="0cm" fo:line-height="200%" fo:text-indent="0cm" style:auto-text-indent="false">
        <style:tab-stops>
          <style:tab-stop style:position="1.27cm"/>
        </style:tab-stops>
      </style:paragraph-properties>
    </style:style>
    <style:style style:name="P46" style:family="paragraph" style:parent-style-name="Text_20_body" style:list-style-name="WW8Num3">
      <style:paragraph-properties fo:margin-left="1.27cm" fo:margin-right="0cm" fo:line-height="200%" fo:text-indent="0cm" style:auto-text-indent="false">
        <style:tab-stops>
          <style:tab-stop style:position="1.27cm"/>
        </style:tab-stops>
      </style:paragraph-properties>
    </style:style>
    <style:style style:name="P47" style:family="paragraph" style:parent-style-name="Footer">
      <style:paragraph-properties fo:text-align="end" style:justify-single-word="false"/>
      <style:text-properties fo:font-size="26pt" fo:font-weight="bold" style:font-size-asian="26pt" style:font-weight-asian="bold" style:font-size-complex="26pt" style:font-weight-complex="bold"/>
    </style:style>
    <style:style style:name="P48" style:family="paragraph" style:parent-style-name="Footer">
      <style:paragraph-properties fo:text-align="end" style:justify-single-word="false"/>
      <style:text-properties fo:font-size="10pt" style:font-size-asian="10pt" style:font-size-complex="10pt"/>
    </style:style>
    <style:style style:name="P49" style:family="paragraph" style:parent-style-name="Header">
      <style:paragraph-properties fo:text-align="end" style:justify-single-word="false"/>
    </style:style>
    <style:style style:name="P50" style:family="paragraph">
      <style:paragraph-properties style:writing-mode="lr-tb"/>
    </style:style>
    <style:style style:name="P51" style:family="paragraph">
      <style:paragraph-properties fo:text-align="center" style:writing-mode="lr-tb"/>
    </style:style>
    <style:style style:name="T1" style:family="text">
      <style:text-properties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language="en" fo:country="IN" fo:font-weight="bold" style:font-name-asian="Times New Roman" style:font-size-asian="14pt" style:font-weight-asian="bold" style:font-size-complex="14pt" style:font-weight-complex="bold"/>
    </style:style>
    <style:style style:name="T8" style:family="text">
      <style:text-properties fo:font-size="13pt" style:font-size-asian="13pt" style:font-size-complex="13pt"/>
    </style:style>
    <style:style style:name="T9" style:family="text">
      <style:text-properties style:font-name-asian="Times New Roman"/>
    </style:style>
    <style:style style:name="T10" style:family="text">
      <style:text-properties fo:language="en" fo:country="IN"/>
    </style:style>
    <style:style style:name="T11" style:family="text">
      <style:text-properties fo:language="en" fo:country="IN" style:font-name-asian="Times New Roman"/>
    </style:style>
    <style:style style:name="T12" style:family="text">
      <style:text-properties fo:language="en" fo:country="IN" style:font-name-asian="Times New Roman" style:font-weight-complex="bold"/>
    </style:style>
    <style:style style:name="T13" style:family="text">
      <style:text-properties fo:language="en" fo:country="IN" style:font-weight-complex="bold"/>
    </style:style>
    <style:style style:name="T14" style:family="text">
      <style:text-properties fo:language="en" fo:country="IN" fo:font-weight="bold" style:font-weight-asian="bold" style:font-weight-complex="bold"/>
    </style:style>
    <style:style style:name="T15" style:family="text">
      <style:text-properties fo:language="en" fo:country="IN" fo:font-weight="bold" style:font-name-asian="Times New Roman" style:font-weight-asian="bold" style:font-weight-complex="bold"/>
    </style:style>
    <style:style style:name="T16" style:family="text">
      <style:text-properties fo:language="en" fo:country="IN" fo:font-weight="normal" style:font-weight-asian="normal" style:font-weight-complex="normal"/>
    </style:style>
    <style:style style:name="T17" style:family="text">
      <style:text-properties fo:font-size="16pt" fo:font-weight="bold" style:font-size-asian="16pt" style:font-weight-asian="bold" style:font-size-complex="16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style:font-name-asian="Times New Roman" style:font-size-asian="16pt" style:font-weight-asian="bold" style:font-size-complex="16pt" style:font-weight-complex="bold"/>
    </style:style>
    <style:style style:name="T20" style:family="text">
      <style:text-properties fo:font-size="16pt" fo:language="en" fo:country="IN" fo:font-weight="bold" style:font-size-asian="16pt" style:font-weight-asian="bold" style:font-size-complex="16pt" style:font-weight-complex="bold"/>
    </style:style>
    <style:style style:name="T21" style:family="text">
      <style:text-properties fo:font-size="16pt" fo:language="en" fo:country="US" fo:font-weight="bold" style:font-size-asian="16pt" style:font-weight-asian="bold" style:font-size-complex="16pt"/>
    </style:style>
    <style:style style:name="T22" style:family="text">
      <style:text-properties fo:font-size="16pt" fo:language="en" fo:country="US" fo:font-weight="bold" style:font-size-asian="16pt" style:font-weight-asian="bold" style:font-size-complex="16pt" style:font-weight-complex="bold"/>
    </style:style>
    <style:style style:name="T23" style:family="text">
      <style:text-properties style:text-position="20% 100%" fo:font-size="9.5pt" style:font-size-asian="9.5pt"/>
    </style:style>
    <style:style style:name="T24" style:family="text">
      <style:text-properties fo:language="en" fo:country="US"/>
    </style:style>
    <style:style style:name="T25" style:family="text">
      <style:text-properties fo:language="en" fo:country="US" style:font-weight-complex="bold"/>
    </style:style>
    <style:style style:name="T26" style:family="text">
      <style:text-properties fo:language="en" fo:country="US" fo:font-weight="bold" style:font-weight-asian="bold" style:font-weight-complex="bold"/>
    </style:style>
    <style:style style:name="T27" style:family="text">
      <style:text-properties fo:language="en" fo:country="US" style:font-name-asian="Times New Roman"/>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size="10pt" style:font-size-asian="10pt" style:font-size-complex="10pt"/>
    </style:style>
    <style:style style:name="T30" style:family="text">
      <style:text-properties fo:font-size="10pt" fo:language="en" fo:country="US" style:font-size-asian="10pt" style:font-size-complex="1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51pt solid #000000">
        <style:background-image/>
      </style:graphic-properties>
    </style:style>
    <style:style style:name="gr1" style:family="graphic">
      <style:graphic-properties draw:stroke="dash" draw:stroke-dash="Dashed_20__28_var_29__20_4" svg:stroke-width="0.009cm" svg:stroke-color="#000000" svg:stroke-opacity="100%" draw:stroke-linejoin="miter" svg:stroke-linecap="square" draw:fill="solid"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svg:stroke-opacity="100%" draw:stroke-linejoin="miter" svg:stroke-linecap="square" draw:fill="gradient" draw:fill-color="#ededed" draw:fill-gradient-name="Gradient_20_2" draw:textarea-horizontal-align="left" draw:textarea-vertical-align="middle" draw:auto-grow-height="false" fo:padding-top="0.229cm" fo:padding-bottom="0.229cm" fo:padding-left="0.441cm" fo:padding-right="0.441cm" fo:wrap-option="no-wrap" draw:shadow="visible" draw:shadow-offset-x="0cm" draw:shadow-offset-y="0.055cm" draw:shadow-color="#000000" draw:shadow-opacity="38%"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marker-end="msArrowOpenEnd_20_5" draw:marker-end-width="0.318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4a7ebb" draw:marker-end="msArrowOpenEnd_20_5" draw:marker-end-width="0.318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4a7ebb"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_________________________________</text:p>
      <text:p text:style-name="P2">Software Requirements Specification</text:p>
      <text:p text:style-name="P4"/>
      <text:p text:style-name="P4">For</text:p>
      <text:p text:style-name="P4"/>
      <text:p text:style-name="P47">Scoring algorithm for </text:p>
      <text:p text:style-name="P47">short answers and essays</text:p>
      <text:p text:style-name="P4"/>
      <text:p text:style-name="P4">Version 1.0</text:p>
      <text:p text:style-name="P4"/>
      <text:p text:style-name="P3">Prepared by </text:p>
      <text:p text:style-name="P8"/>
      <text:p text:style-name="P10"><text:tab/>Sushma N<text:tab/><text:tab/><text:tab/>: 1PE12IS106</text:p>
      <text:p text:style-name="P10"/>
      <text:p text:style-name="P10"><text:tab/>Steffi Crasta<text:tab/> <text:tab/><text:tab/>: 1PE12IS414</text:p>
      <text:p text:style-name="P10"/>
      <text:p text:style-name="P10"><text:tab/>P Karan Jain<text:tab/> <text:tab/><text:tab/>: 1PE12IS065</text:p>
      <text:p text:style-name="P3"/>
      <text:p text:style-name="P3"/>
      <text:p text:style-name="P3"/>
      <text:p text:style-name="P3">Guided by</text:p>
      <text:p text:style-name="P3"/>
      <text:p text:style-name="P11">Dr.Gowri Srinivasa</text:p>
      <text:p text:style-name="P3"/>
      <text:p text:style-name="P4"/>
      <text:p text:style-name="P4"/>
      <text:p text:style-name="P5"/>
      <text:p text:style-name="P5"/>
      <text:p text:style-name="P5"/>
      <text:p text:style-name="P5"/>
      <text:p text:style-name="P5"><text:soft-page-break/></text:p>
      <text:p text:style-name="P5"/>
      <text:p text:style-name="P5"/>
      <text:p text:style-name="P5">Table of Contents</text:p>
      <text:p text:style-name="Standard"/>
      <text:p text:style-name="Standard"/>
      <text:p text:style-name="Standard"/>
      <text:p text:style-name="Standard">Chapter 1: Introduction……………………………………………………...................... <text:s/>3</text:p>
      <text:p text:style-name="Standard"/>
      <text:p text:style-name="Standard"><text:tab/>1.1. Introduction………………………………………………………………......<text:tab/> 3</text:p>
      <text:p text:style-name="Standard"/>
      <text:p text:style-name="Standard"><text:tab/><text:tab/>1.1.1. Purpose of the project ……………………………………………... 3 </text:p>
      <text:p text:style-name="Standard"/>
      <text:p text:style-name="Standard"><text:tab/><text:tab/>1.1.2. Scope………………………………………………………………. <text:s/>3 </text:p>
      <text:p text:style-name="Standard"/>
      <text:p text:style-name="Standard"><text:tab/>1.2. Literature survey…………………………………………………………....... 4 </text:p>
      <text:p text:style-name="Standard"/>
      <text:p text:style-name="Standard"><text:tab/>1.3. Existing System…………………………………………………………........ 7 </text:p>
      <text:p text:style-name="Standard"/>
      <text:p text:style-name="Standard"><text:tab/>1.4. Proposed system…………………………………………………………....... 7</text:p>
      <text:p text:style-name="P14"><text:s text:c="13"/></text:p>
      <text:p text:style-name="Standard"><text:span text:style-name="T11"><text:s text:c="12"/></text:span><text:span text:style-name="T10">1.5 Problem Statement…………………………………………………………...</text:span>. <text:span text:style-name="T10">8</text:span></text:p>
      <text:p text:style-name="P15"/>
      <text:p text:style-name="Standard"><text:tab/>1.6. Summary…………………………………………………………………....... 8</text:p>
      <text:p text:style-name="Standard"/>
      <text:p text:style-name="Standard">Chapter 2: Software Requirement Specifications……………………............................... 9</text:p>
      <text:p text:style-name="Standard"/>
      <text:p text:style-name="Standard"><text:tab/>2.1. Software Requirements Specifications……………………………................. 9</text:p>
      <text:p text:style-name="Standard"/>
      <text:p text:style-name="Standard"><text:tab/>2.2. Operating Environment………………........……………………………...... 10</text:p>
      <text:p text:style-name="Standard"/>
      <text:p text:style-name="Standard"><text:tab/><text:tab/>2.2.1. Hardware Requirements………………………………………...... 10<text:tab/><text:tab/></text:p>
      <text:p text:style-name="Standard"><text:tab/><text:tab/>2.2.2. Software Requirements…………………………………………… 10</text:p>
      <text:p text:style-name="Standard"><text:tab/></text:p>
      <text:p text:style-name="Standard"><text:tab/>2.3 Background Modules....................................................................................... 10</text:p>
      <text:p text:style-name="Standard"><text:tab/></text:p>
      <text:p text:style-name="Standard"><text:tab/>2.4 Architecture ..................................................................................................... 11</text:p>
      <text:p text:style-name="Standard"><text:tab/><text:tab/><text:tab/><text:tab/><text:tab/><text:tab/><text:tab/><text:tab/><text:tab/><text:tab/><text:tab/><text:tab/><text:tab/><text:tab/></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7">Chapter 1. INTRODUCTION</text:p>
      <text:p text:style-name="P39">1.1<text:tab/>Introduction</text:p>
      <text:p text:style-name="P42">Essays and short answers are crucial testing tools for assesing academic achievement, integration of ideas and ability to recall, but are expensive and time consuming to grade manually. Manual grading of essays takes up a significant amount of instructors' valuable time, and hence is an expensive process. Automated grading, if proven to match or exceed the reliabilty of human graders, will significantly reduce costs.</text:p>
      <text:p text:style-name="P41">1.1.1<text:tab/>Purpose of the project</text:p>
      <text:p text:style-name="P43">One of the key roadblocks to teaching and evaluating critical thinking and analytical skills is the expense associated with scoring tests to measure those abilities. For example, tests that require “constructed responses” (i.e., written answers, written essays) are useful tools, but they typically are hand scored, commanding considerable time and expense from public agencies. <text:s/>So, because of those costs, standardized examinations have increasingly been limited to using “bubble tests” that deny us opportunities to challenge our students with more sophisticated measures of ability. <text:s text:c="2"/><text:tab/></text:p>
      <text:p text:style-name="P41">1.1.2<text:tab/>Scope</text:p>
      <text:p text:style-name="P44">The product has scope in departments of education where developing new forms of testing and grading methods, to assess the new common core standards. For <text:soft-page-break/>example, we know that essays are an important expression of academic achievement, but they are expensive and time consuming for states to grade them by hand. <text:s/>So, we are frequently limited to multiple-choice standardized tests. <text:s/>We believe that automated scoring systems can yield fast, effective and affordable solutions that would allow states to introduce essays and other sophisticated testing tools. </text:p>
      <text:p text:style-name="P40"><text:tab/>Benifits:</text:p>
      <text:list xml:id="list2344850806696390059" text:style-name="WW8Num2">
        <text:list-item>
          <text:p text:style-name="P45"><text:span text:style-name="T9"><text:s/></text:span>Human time and effort is saved.</text:p>
        </text:list-item>
        <text:list-item>
          <text:p text:style-name="P45">Coherence in evaluation of all the scripts present</text:p>
        </text:list-item>
      </text:list>
      <text:p text:style-name="P44">Objective:</text:p>
      <text:list xml:id="list8489639064008287431" text:style-name="WW8Num3">
        <text:list-item>
          <text:p text:style-name="P46">To evaluate and assign a score for a short answer/essay without human intervention .</text:p>
        </text:list-item>
        <text:list-item>
          <text:p text:style-name="P46">To provide visualization of a scores for group of students. </text:p>
        </text:list-item>
      </text:list>
      <text:p text:style-name="P12">1.2<text:tab/>Literature survey</text:p>
      <text:p text:style-name="P18"><text:tab/>The automatic evaluation of short answers has been tried by various people around <text:tab/>the world. It was also a Data Science competition hosted by Kaggle sponsored by <text:tab/>The Hewlett Foundation, the best results obtained were by Tandalla (2012)’s <text:tab/>approach, the best performing one of the competition, achieved a Quadratic <text:tab/>Weighted (QW) Kappa of 0.70 using just regular expressions as features.</text:p>
      <text:p text:style-name="P18"><text:span text:style-name="T9"><text:s/></text:span><text:tab/>Tandalla (2012)’s was the best performing model at the ASAP-Short Answer <text:tab/>Scoring competition. One of the important aspects of Tandalla’s approach was the <text:tab/>use of manually coded regular expressions to determine whether a short answer <text:soft-page-break/><text:tab/>matches (or does not match) a sample pattern. Specific regular expressions were <text:tab/>developed for each prompt set, depending on the type of answers each set evoked <text:tab/>(e.g.presence of words such as “alligator”, “generalist”,“specialist” etc. in the <text:tab/>text). These patterns were entirely hand-coded, which involved a lot of manual <text:tab/>effort. Tandalla built a Random Forest model with the regular expressions as <text:tab/>features. This model alone achieved a QW Kappa of 0.70. Tandalla alsomanually <text:tab/>labeled answers to indicate match with the rubric text. A detailed description of the <text:tab/>best performing approach is available in Tandalla (2012).</text:p>
      <text:p text:style-name="P18"><text:tab/>However, regular expression generation can be tedious and time consuming, and <text:tab/>the performance of these features is constrained by the ability of humans to <text:tab/>generate good regular expressions. Automating this approach would ensure that <text:tab/>the process is repeatable, and the results consistent. </text:p>
      <text:p text:style-name="P18"><text:tab/>Leacock and Chodorow (2003) developed the use of a short-answer scoring <text:tab/>system called C-rater, which focuses on semantic information in the text. They <text:tab/>used a paraphrase-recognition based approach to score answers.</text:p>
      <text:p text:style-name="P18"/>
      <text:p text:style-name="P18"><text:tab/>Bachman et al. (2002) proposed the use of a short answer assessment system <text:tab/>called WebLAS. They extracted regular expressions from a model answer to <text:tab/>generate the scoring key.</text:p>
      <text:p text:style-name="P18"><text:tab/>Implementations of learning <text:tab/>algorithms have been applied like finding out graph <text:tab/>based alignments and lexical similarities, this way patterns could be generated are <text:tab/>automated.</text:p>
      <text:p text:style-name="P18"><text:tab/>For Essay scoring algorithms also a competition was held by Kaggle sponsored by <text:tab/>The Hewlett Foundation where 8 sets of essays in ASCII written by students from <text:tab/>grade 7 to grade 10 are provided as data set. Features</text:p>
      <text:p text:style-name="P18"><text:soft-page-break/><text:span text:style-name="T11"><text:s text:c="11"/></text:span><text:span text:style-name="T9"><text:s/></text:span>used were fluency and dexterity, diction and vocablury, structure and organization,</text:p>
      <text:p text:style-name="P18"><text:span text:style-name="T11"><text:s text:c="12"/></text:span><text:span text:style-name="T10">Orthography and</text:span> content. The model used for learning and evaluating was <text:s/><text:span text:style-name="T10"><text:s text:c="2"/></text:span></text:p>
      <text:p text:style-name="P18"><text:span text:style-name="T11"><text:s text:c="11"/><text:tab/></text:span>logistic regression and a average Quadratic weighed kappa score obtained was <text:span text:style-name="T10"><text:s text:c="2"/></text:span></text:p>
      <text:p text:style-name="P18"><text:span text:style-name="T11"><text:tab/></text:span>0.73 across all the sets.</text:p>
      <text:p text:style-name="P18"><text:tab/>Alen Lukic and Victor Acuna used and compared two methods for predicting <text:tab/>scores for the essays in the validation set. The first was a simple naive Bayes <text:tab/>prediction, which assumes that the scores are independent of each other. The <text:tab/>model is trained on the features of the training essays and predicts scores for the <text:tab/>validation essays given their features.The second method used was the closed-<text:tab/>form solution to linear regression.</text:p>
      <text:p text:style-name="P18"/>
      <text:p text:style-name="P18"><text:tab/>The naive Bayes predictor slightly outperformed the closed-form model in the <text:tab/>benchmarktest. The quality of the naive Bayes predictions decreased with the <text:tab/>addition of features other than word count, whereas that of the closed-form model <text:tab/>increased. The closed-form model slightly outperformed the naive Bayes model <text:tab/>with the addition of the remaining features. The results were in line with the <text:tab/>hypothesis. For the closed-form model, the κ value was approximately 0.0363 <text:tab/>higher than hypothesized. However, the closed-form model didn't outperform the <text:tab/>naive Bayes model as distinctly as predicted. The goodness of this model <text:tab/>compared to simple naive Bayes prediction for the problem of automatic essay <text:tab/>grading was inconclusive.</text:p>
      <text:p text:style-name="P18"/>
      <text:p text:style-name="P18"><text:span text:style-name="T9"><text:s/></text:span><text:tab/>However the authors have suggested that logistic model <text:span text:style-name="T10"><text:s text:c="2"/></text:span></text:p>
      <text:p text:style-name="P18"><text:span text:style-name="T11"><text:s text:c="12"/></text:span>trees, ngram , k nearest neighbours for bag of words would all improve th<text:span text:style-name="T10">e <text:s text:c="12"/></text:span><text:s/><text:span text:style-name="T10"><text:s text:c="2"/></text:span></text:p>
      <text:p text:style-name="P18"><text:span text:style-name="T7"><text:s text:c="10"/></text:span><text:span text:style-name="T10">System. Another possibility for improvement is the extraction of more complex </text:span><text:soft-page-break/><text:span text:style-name="T10"><text:tab/>essay features. For example, the noun-verb relatedness graphs which we <text:tab/>constructed may have been too local, as they only connected nouns and verbs if <text:tab/>they were the respective adjacent parts of speech to each other in a sentence.</text:span></text:p>
      <text:p text:style-name="P16"/>
      <text:p text:style-name="P9">1.2.1 <text:tab/>References :</text:p>
      <text:p text:style-name="Standard"><text:tab/>[1] Manvi Mahana, Mishel Johns, Ashwin Apte. (2012). Automated Essay Grading <text:tab/>using Machine Learning, Stanford University.</text:p>
      <text:p text:style-name="Standard"><text:tab/></text:p>
      <text:p text:style-name="Standard"><text:tab/>[2] Likic, A., &amp; Acuna, V.(n.d.). Automated Essay Scoring, Rice University. </text:p>
      <text:p text:style-name="Standard"/>
      <text:p text:style-name="Standard"><text:tab/>[3] Lakshmi Ramachandran, Jian Cheng &amp; Peter Foltz "Identifying Patterns For <text:tab/>Short Answer Scoring Using Graph-based Lexico-Semantic Text Matching"</text:p>
      <text:p text:style-name="Standard"><text:span text:style-name="T18"><text:tab/></text:span><text:tab/></text:p>
      <text:p text:style-name="P11"/>
      <text:p text:style-name="P11">1.3 <text:tab/>Existing System</text:p>
      <text:p text:style-name="P11"/>
      <text:p text:style-name="P18"><text:span text:style-name="T18"><text:tab/></text:span>The Existing system for short answers is either through Optical mark recognition <text:tab/>answer sheets where the answers to questions are options provided or only a <text:tab/>particular key word is searched for in the short answer with the help of regular <text:tab/>expressions. For essays still <text:s/><text:tab/>human correction is needed, however ETS <text:tab/>(Educational Testing Service) offers e-rater®, an automated essay scoring <text:tab/>program. It was first used commercially in <text:tab/>February 1999. Jill Burstein was the <text:tab/>team leader in its development. ETS's Criterion<text:span text:style-name="T23">SM</text:span> Online Writing Evaluation <text:tab/>Service uses the e-rater engine to provide both scores and targeted feedback.<text:span text:style-name="T18"><text:tab/></text:span></text:p>
      <text:p text:style-name="P18"/>
      <text:p text:style-name="P12"/>
      <text:p text:style-name="P12">1.4<text:tab/>Proposed System</text:p>
      <text:p text:style-name="P18"><text:tab/>In order to overcome the problems faced in the above system natural processing of <text:tab/>text and using Graph-based Lexico-Semantic Text Matching a score would be <text:soft-page-break/><text:tab/>generated for the short answer. The system will detect if the given context is <text:tab/>short answer or an essay with the h<text:span text:style-name="T13"> Automated evaluation of short answers and <text:s text:c="6"/></text:span><text:tab/><text:span text:style-name="T10">It generates instantaneous result and correction is done syntactically as well as </text:span></text:p>
      <text:p text:style-name="P18"><text:span text:style-name="T11"><text:s text:c="12"/>Semantically</text:span><text:span text:style-name="T10">. <text:s/>For Essays simple and complex features would be extracted using <text:tab/>various models and N-gram model would be used for generating the scores for the </text:span></text:p>
      <text:p text:style-name="P18"><text:span text:style-name="T10"><text:tab/>Essay</text:span>.</text:p>
      <text:p text:style-name="P18"/>
      <text:p text:style-name="P18"><text:span text:style-name="T20">1.5 Problem Statement</text:span><text:span text:style-name="T12"> <text:s text:c="6"/></text:span></text:p>
      <text:p text:style-name="P22"><text:span text:style-name="T13">Automated evaluation of short answers and essay is done using algorithm to correct syntactically, semantically and assign scores. This reduces high cost and the slow turnaround of hand scoring thousands of written responses in standardized tests.</text:span><text:span text:style-name="T14"> </text:span><text:span text:style-name="T13">We have to extract several features of the essays, ranging from simple numerical data such as word count and average word length, content- speciﬁc numerical data such as misspelled word count and adjective count and we look for specific response in short answers. The system would assign preliminary grades to all student essays, and the instructors would only become involved in the process to address student disputes. Automated grading, if proven to match or exceed the reliability of human graders, will significantly reduce costs. We have to implement and train machine learning algorithms to automatically assess and grade essay responses. These grades from the automatic grading system should match the human grades consistently. Finally we need to analyse scores of set of students.</text:span></text:p>
      <text:p text:style-name="P12">1.6 <text:tab/>Summary</text:p>
      <text:p text:style-name="P23">This chapter describes the idea of project in brief. It begins with an explanation of <text:s text:c="8"/></text:p>
      <text:p text:style-name="P18"><text:soft-page-break/><text:span text:style-name="T11"><text:s text:c="11"/></text:span><text:span text:style-name="T10"><text:tab/>the purpose of this project and scope of the project. Later literature survey is <text:s text:c="8"/></text:span></text:p>
      <text:p text:style-name="P18"><text:span text:style-name="T11"><text:s text:c="11"/></text:span><text:span text:style-name="T10"><text:tab/>described in detail and also brief about existing system and proposed system. <text:s/></text:span></text:p>
      <text:p text:style-name="P18"><text:span text:style-name="T11"><text:s text:c="12"/></text:span><text:span text:style-name="T10">Finally we explain the problem in hand that is being designed.</text:span></text:p>
      <text:p text:style-name="P17"><text:s/></text:p>
      <text:p text:style-name="P6">Chapter 2. Software Requirement Specifications</text:p>
      <text:p text:style-name="P21"/>
      <text:p text:style-name="P18"><text:span text:style-name="T21">2.1<text:tab/></text:span><text:span text:style-name="T18">Software Requirement Specification</text:span></text:p>
      <text:p text:style-name="P28">Functional Requirements :</text:p>
      <text:p text:style-name="P28"/>
      <text:p text:style-name="P29"><text:span text:style-name="T9">• Accept the answers as the input for the question provided</text:span>.</text:p>
      <text:p text:style-name="P29"><text:span text:style-name="T9">• Pass it through the system and obtain a computer evaluated scorecard</text:span>.</text:p>
      <text:p text:style-name="P29"><text:span text:style-name="T9">• Evaluate the scores for a set of students in the class</text:span>.</text:p>
      <text:p text:style-name="P29"><text:span text:style-name="T9">• Provide visualization and analytics for specified range of students/questions</text:span>.</text:p>
      <text:p text:style-name="P28"/>
      <text:p text:style-name="Standard"><text:span text:style-name="T2"><text:tab/></text:span><text:span text:style-name="T28">Non Functional Requirements :</text:span></text:p>
      <text:p text:style-name="P27"/>
      <text:p text:style-name="P30">Non-functional requirements pertain to other information needed to produce the correct system. These requirements are not functional in nature, these are the constraints within which the system must work.</text:p>
      <text:p text:style-name="P32"/>
      <text:p text:style-name="P18"><text:tab/><text:span text:style-name="T2">Performance: </text:span>The system can take longer time to process the answer script but <text:tab/>the grades should be consitent with the scores provided by human evaluation.</text:p>
      <text:p text:style-name="P18"><text:span text:style-name="T13"><text:tab/></text:span><text:span text:style-name="T14">Scalability:</text:span><text:span text:style-name="T13"> The system should be scalable enough to store all the attributes <text:tab/>related to the short answers and the essay. </text:span></text:p>
      <text:p text:style-name="P18"><text:span text:style-name="T14"><text:tab/>Usability:</text:span><text:span text:style-name="T13"> User interaction has to be made comfortable. For each answer or an <text:tab/>essay a score card would be generated.</text:span></text:p>
      <text:p text:style-name="P18"><text:span text:style-name="T15"><text:tab/>Reliability: </text:span><text:span text:style-name="T11">The system would provide reliable answers, however human <text:tab/>intervention would be needed in high stake applications.</text:span></text:p>
      <text:p text:style-name="P27"><text:soft-page-break/><text:span text:style-name="T15"><text:tab/>Flexibility:</text:span><text:span text:style-name="T12"> System can be used for evaluation of short answers and essays in any exam.</text:span></text:p>
      <text:p text:style-name="P27"/>
      <text:p text:style-name="P11"/>
      <text:p text:style-name="P11"/>
      <text:p text:style-name="P11"/>
      <text:p text:style-name="Standard"><text:span text:style-name="T18">2.2</text:span><text:span text:style-name="T22"><text:tab/></text:span><text:span text:style-name="T18">Operating Environment</text:span></text:p>
      <text:p text:style-name="P31"/>
      <text:p text:style-name="P24"/>
      <text:p text:style-name="P25">2.2.1 Hardware Requirements</text:p>
      <text:p text:style-name="P26"/>
      <text:p text:style-name="P18"><text:span text:style-name="T13"><text:tab/><text:tab/></text:span><text:span text:style-name="T14">Processor:</text:span><text:span text:style-name="T13"><text:tab/>Intel core i3</text:span></text:p>
      <text:p text:style-name="P18"><text:span text:style-name="T13"><text:tab/><text:tab/></text:span><text:span text:style-name="T14">Memory:</text:span><text:span text:style-name="T13"><text:tab/>256 MB</text:span></text:p>
      <text:p text:style-name="P29"><text:span text:style-name="T13"><text:tab/><text:tab/></text:span><text:span text:style-name="T14">Hard disk :</text:span><text:span text:style-name="T13"><text:tab/>2 GB</text:span></text:p>
      <text:p text:style-name="P27"/>
      <text:p text:style-name="P33">2.2.2 Software Requirements</text:p>
      <text:p text:style-name="P34">The application shall operate on a running the current corporate approved versions of:</text:p>
      <text:list xml:id="list1127496057984487983" text:style-name="WW8Num4">
        <text:list-item>
          <text:p text:style-name="P19">Python 2.7.x or Python 3</text:p>
        </text:list-item>
        <text:list-item>
          <text:p text:style-name="P19">Textmining package for Python.</text:p>
        </text:list-item>
        <text:list-item>
          <text:p text:style-name="P19">Natural Language Toolkit (NLTK) package present for Python</text:p>
        </text:list-item>
        <text:list-item>
          <text:p text:style-name="P19">Scikit-learn package for Python</text:p>
        </text:list-item>
      </text:list>
      <text:p text:style-name="P18"><text:span text:style-name="T19"><text:s text:c="2"/></text:span><text:span text:style-name="T22">2.3<text:tab/></text:span><text:span text:style-name="T18">Background modules</text:span></text:p>
      <text:p text:style-name="P18"><text:tab/>Various modules have been used to implement the solution to this problem.</text:p>
      <text:list xml:id="list8771278740529281991" text:style-name="WW8Num6">
        <text:list-item>
          <text:p text:style-name="P20"><text:span text:style-name="T2">NLTK</text:span>: The Natural Language Toolkit, or more commonly NLTK, is a suite of libraries and programs for symbolic and statistical natural language processing (NLP) for the Python programming language.</text:p>
        </text:list-item>
        <text:list-item>
          <text:p text:style-name="P20"><text:span text:style-name="T2">POS Tagger</text:span>: A part-of-speech tagger, or POS-tagger, processes a sequence <text:soft-page-break/>of words, and attaches a part of speech tag to each word.</text:p>
        </text:list-item>
        <text:list-item>
          <text:p text:style-name="P20"><text:span text:style-name="T2">Tokenization</text:span>: A tokenizer that divides a string into substrings by splitting on the specified string.</text:p>
        </text:list-item>
        <text:list-item>
          <text:p text:style-name="P20"><text:span text:style-name="T2">PyEnchant:</text:span> is a spellchecking library for Python, based on the excellent Enchant library.</text:p>
        </text:list-item>
        <text:list-item>
          <text:p text:style-name="P20"><text:span text:style-name="T2">Wordnet:</text:span> is a large lexical database of English. Nouns, verbs, adjectives and adverbs are grouped into sets of cognitive synonyms (synsets), each expressing a distinct concept. </text:p>
        </text:list-item>
      </text:list>
      <text:p text:style-name="P13"/>
      <text:p text:style-name="P18"><text:span text:style-name="T22">2</text:span><text:span text:style-name="T26">.</text:span><text:span text:style-name="T22">4<text:tab/>Architecture</text:span></text:p>
      <text:p text:style-name="P18"/>
      <text:p text:style-name="Standard"><draw:connector text:anchor-type="char" draw:z-index="8" draw:name="Straight Arrow Connector 9" draw:style-name="gr4" draw:text-style-name="P51" draw:type="line" svg:x1="-0.449cm" svg:y1="0.82cm" svg:x2="-0.444cm" svg:y2="1.803cm" svg:d="M-450 820l5 983" svg:viewBox="0 0 7 984"><text:p/></draw:connector><draw:connector text:anchor-type="char" draw:z-index="9" draw:name="Straight Arrow Connector 11" draw:style-name="gr4" draw:text-style-name="P51" draw:type="line" svg:x1="12.012cm" svg:y1="0.476cm" svg:x2="12.017cm" svg:y2="1.776cm" svg:d="M12012 476l5 1300" svg:viewBox="0 0 7 1302"><text:p/></draw:connector><draw:line text:anchor-type="char" draw:z-index="17" draw:name="Straight Connector 22" draw:style-name="gr5" draw:text-style-name="P51" svg:x1="-0.45cm" svg:y1="0.82cm" svg:x2="1.085cm" svg:y2="0.82cm"><text:p/></draw:line><draw:line text:anchor-type="char" draw:z-index="18" draw:name="Straight Connector 24" draw:style-name="gr5" draw:text-style-name="P51" svg:x1="1.085cm" svg:y1="0.82cm" svg:x2="1.085cm" svg:y2="0.476cm"><text:p/></draw:line>Training Essays<text:tab/><text:tab/><text:tab/><text:span text:style-name="T24"> <text:s text:c="9"/></text:span>Test Essays<text:tab/> <text:s text:c="3"/>Human Graded Scores</text:p>
      <text:p text:style-name="Standard"><draw:custom-shape text:anchor-type="char" draw:z-index="0" draw:name="Rectangle 20" draw:style-name="gr1" draw:text-style-name="P50" svg:width="7.197cm" svg:height="2.229cm" svg:x="-1.852cm" svg:y="0.175cm"><text:p/><draw:enhanced-geometry svg:viewBox="0 0 21600 21600" draw:type="rectangle" draw:enhanced-path="M 0 0 L 21600 0 21600 21600 0 21600 0 0 Z N"/></draw:custom-shape><text:span text:style-name="T9"> <text:s text:c="7"/></text:span><text:tab/><text:tab/><text:tab/><text:tab/><text:tab/><text:tab/><text:tab/><text:tab/><text:tab/></text:p>
      <text:p text:style-name="P35"><draw:custom-shape text:anchor-type="char" draw:z-index="1" draw:name="Rectangle 1" draw:style-name="gr2" draw:text-style-name="P50" svg:width="2.805cm" svg:height="1.509cm" svg:x="-1.72cm" svg:y="0cm"><text:p/><draw:enhanced-geometry svg:viewBox="0 0 21600 21600" draw:type="rectangle" draw:enhanced-path="M 0 0 L 21600 0 21600 21600 0 21600 0 0 Z N"/></draw:custom-shape><draw:connector text:anchor-type="char" draw:z-index="2" draw:name="Straight Arrow Connector 2" draw:style-name="gr3" draw:text-style-name="P51" draw:type="line" svg:x1="1.164cm" svg:y1="0.741cm" svg:x2="2.411cm" svg:y2="0.746cm" svg:d="M1164 741l1247 5" svg:viewBox="0 0 1249 7"><text:p/></draw:connector><draw:custom-shape text:anchor-type="char" draw:z-index="3" draw:name="Rectangle 3" draw:style-name="gr2" draw:text-style-name="P50" svg:width="2.805cm" svg:height="1.509cm" svg:x="2.408cm" svg:y="0cm"><text:p/><draw:enhanced-geometry svg:viewBox="0 0 21600 21600" draw:type="rectangle" draw:enhanced-path="M 0 0 L 21600 0 21600 21600 0 21600 0 0 Z N"/></draw:custom-shape><draw:custom-shape text:anchor-type="char" draw:z-index="4" draw:name="Rectangle 4" draw:style-name="gr2" draw:text-style-name="P50" svg:width="1.826cm" svg:height="1.509cm" svg:x="7.223cm" svg:y="0.005cm"><text:p/><draw:enhanced-geometry svg:viewBox="0 0 21600 21600" draw:type="rectangle" draw:enhanced-path="M 0 0 L 21600 0 21600 21600 0 21600 0 0 Z N"/></draw:custom-shape><draw:custom-shape text:anchor-type="char" draw:z-index="5" draw:name="Rectangle 5" draw:style-name="gr2" draw:text-style-name="P50" svg:width="2.25cm" svg:height="1.641cm" svg:x="10.98cm" svg:y="0.005cm"><text:p/><draw:enhanced-geometry svg:viewBox="0 0 21600 21600" draw:type="rectangle" draw:enhanced-path="M 0 0 L 21600 0 21600 21600 0 21600 0 0 Z N"/></draw:custom-shape><draw:connector text:anchor-type="char" draw:z-index="7" draw:name="Straight Arrow Connector 7" draw:style-name="gr3" draw:text-style-name="P51" draw:type="line" svg:x1="9.049cm" svg:y1="0.746cm" svg:x2="10.984cm" svg:y2="0.751cm" svg:d="M9049 746l1935 5" svg:viewBox="0 0 1937 7"><text:p/></draw:connector><draw:frame draw:style-name="fr1" draw:name="Frame1" text:anchor-type="char" svg:x="-1.464cm" svg:y="0.159cm" svg:width="2.395cm" svg:height="1.207cm" draw:z-index="10"><draw:text-box><text:p text:style-name="Standard">Feature Extraction</text:p></draw:text-box></draw:frame><draw:frame draw:style-name="fr1" draw:name="Frame2" text:anchor-type="char" svg:x="2.399cm" svg:y="0.076cm" svg:width="2.82cm" svg:height="1.365cm" draw:z-index="11"><draw:text-box><text:p text:style-name="Standard">Machine Learning<text:span text:style-name="T24"> </text:span><text:span text:style-name="T30">a</text:span><text:span text:style-name="T29">lgo</text:span></text:p></draw:text-box></draw:frame><draw:frame draw:style-name="fr1" draw:name="Frame3" text:anchor-type="char" svg:x="7.347cm" svg:y="0.367cm" svg:width="1.524cm" svg:height="0.73cm" draw:z-index="12"><draw:text-box><text:p text:style-name="Standard"><text:span text:style-name="T9"><text:s/></text:span>Test</text:p></draw:text-box></draw:frame><draw:frame draw:style-name="fr1" draw:name="Frame4" text:anchor-type="char" svg:x="10.971cm" svg:y="0.155cm" svg:width="2.265cm" svg:height="1.286cm" draw:z-index="13"><draw:text-box><text:p text:style-name="Standard"><text:span text:style-name="T9"><text:s text:c="3"/></text:span>Error <text:s text:c="22"/><text:span text:style-name="T24"><text:s text:c="8"/></text:span>Analysis</text:p></draw:text-box></draw:frame><draw:connector text:anchor-type="char" draw:z-index="14" draw:name="Straight Arrow Connector 17" draw:style-name="gr3" draw:text-style-name="P51" draw:type="line" svg:x1="13.229cm" svg:y1="0.744cm" svg:x2="14.713cm" svg:y2="0.75cm" svg:d="M13229 744l1484 6" svg:viewBox="0 0 1485 7"><text:p/></draw:connector><draw:custom-shape text:anchor-type="char" draw:z-index="15" draw:name="Rectangle 18" draw:style-name="gr2" draw:text-style-name="P50" svg:width="3.118cm" svg:height="1.668cm" svg:x="14.579cm" svg:y="0cm"><text:p/><draw:enhanced-geometry svg:viewBox="0 0 21600 21600" draw:type="rectangle" draw:enhanced-path="M 0 0 L 21600 0 21600 21600 0 21600 0 0 Z N"/></draw:custom-shape><draw:frame draw:style-name="fr1" draw:name="Frame5" text:anchor-type="char" svg:x="14.596cm" svg:y="0.159cm" svg:width="3.106cm" svg:height="1.365cm" draw:z-index="16"><draw:text-box><text:p text:style-name="Standard"><text:span text:style-name="T9"><text:s text:c="7"/></text:span>Visual<text:tab/> <text:s text:c="3"/>Representation</text:p></draw:text-box></draw:frame><text:span text:style-name="T9"> <text:s text:c="3"/></text:span>Learned<text:tab/><text:tab/> <text:s text:c="3"/>Predicted<text:tab/><text:tab/> <text:s text:c="7"/><text:span text:style-name="T24"><text:s/></text:span>Kappa</text:p>
      <text:p text:style-name="P14"><draw:connector text:anchor-type="char" draw:z-index="6" draw:name="Straight Arrow Connector 6" draw:style-name="gr3" draw:text-style-name="P51" draw:type="line" svg:x1="5.212cm" svg:y1="0.254cm" svg:x2="7.227cm" svg:y2="0.259cm" svg:d="M5212 254l2015 5" svg:viewBox="0 0 2016 7"><text:p/></draw:connector> <text:s text:c="60"/></text:p>
      <text:p text:style-name="P36"><text:span text:style-name="T27"><text:s text:c="3"/></text:span>Parameters<text:tab/><text:tab/> <text:s text:c="4"/><text:span text:style-name="T24"><text:s/></text:span>Scores</text:p>
      <text:p text:style-name="Standard"/>
      <text:p text:style-name="P37">Train</text:p>
      <text:p text:style-name="P37"/>
      <text:p text:style-name="P37"/>
      <text:p text:style-name="P37"><text:tab/><text:tab/> <text:s text:c="8"/><text:span text:style-name="T2">Layered Architectural Model</text:span><text:tab/><text:tab/></text:p>
      <text:p text:style-name="P13"/>
      <text:p text:style-name="P30">The above system represents the layered architecture of the system. The various levels of the architecture are explained below</text:p>
      <text:p text:style-name="P32"/>
      <text:p text:style-name="P29"><text:span text:style-name="T26">Training Input </text:span><text:span text:style-name="T2">: </text:span>The system<text:span text:style-name="T24"> takes various the input training set of essays and extracts features from the essays</text:span>.<text:span text:style-name="T24"> The features are then passed to various machine learning algorithms for the classifier to learn and generate patterns and this way the classifier is trained. </text:span></text:p>
      <text:p text:style-name="P18"><text:soft-page-break/><text:span text:style-name="T26"><text:tab/></text:span><text:span text:style-name="T14">Input : </text:span><text:span text:style-name="T16">The essay to be evaluated is then passed to the classifier.</text:span></text:p>
      <text:p text:style-name="P18"><text:span text:style-name="T16"><text:tab/></text:span><text:span text:style-name="T14">Output:</text:span><text:span text:style-name="T16"> The evaluated essay is given a score and the score is compared to the <text:tab/>human graded score. The error in the scores is calculated and error rate is called <text:tab/>Kappa.</text:span></text:p>
      <text:p text:style-name="P18"><text:span text:style-name="T14"><text:tab/>Visual Representation :</text:span><text:span text:style-name="T13"> Us</text:span><text:span text:style-name="T12">er could pass some queries to generate reports for <text:tab/>generating visuals of various students or questions depending on the quesries <text:tab/>passed by the user. </text:span></text:p>
      <text:p text:style-name="P13"/>
      <text:p text:style-name="P13"/>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Sans UI" svg:font-family="'Andale Sans UI', 'Arial Unicode MS'" style:font-pitch="variable"/>
    <style:font-face style:name="OpenSymbol" svg:font-family="OpenSymbol, 'Arial Unicode MS'" style:font-pitch="variable"/>
    <style:font-face style:name="TakaoPGothic" svg:font-family="TakaoPGothi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bcbcbc" draw:end-color="#ededed" draw:start-intensity="100%" draw:end-intensity="100%" draw:angle="1800" draw:border="0%"/>
    <draw:marker draw:name="msArrowOpenEnd_20_5" draw:display-name="msArrowOpenEnd 5" svg:viewBox="0 0 180 180" svg:d="M90 0l90 164-27 16-63-115-63 115-27-16z"/>
    <draw:stroke-dash draw:name="Dashed_20__28_var_29__20_4" draw:display-name="Dashed (var) 4" draw:style="rect" draw:dots1="1" draw:dots1-length="0.009cm" draw:distance="0.00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3" style:display-name="Heading 3" style:family="paragraph" style:parent-style-name="Heading" style:next-style-name="Text_20_body" style:default-outline-level="3" style:list-style-name="WW8Num5" style:class="text">
      <style:paragraph-properties fo:margin-top="0.247cm" fo:margin-bottom="0.212cm" style:contextual-spacing="false"/>
      <style:text-properties fo:color="#808080" style:font-name="Liberation Serif1" fo:font-family="'Liberation Serif', 'Times New Roman'" style:font-family-generic="roman" style:font-pitch="variable" fo:font-size="14pt" fo:font-weight="bold" style:font-name-asian="TakaoPGothic" style:font-family-asian="TakaoPGothic" style:font-pitch-asian="variable" style:font-size-asian="14pt" style:font-weight-asian="bold" style:font-name-complex="DejaVu Sans" style:font-family-complex="'DejaVu Sans'" style:font-family-generic-complex="swiss"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Header"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fo:font-size="16pt" style:font-size-asian="16pt" style:font-name-complex="OpenSymbol" style:font-family-complex="OpenSymbol, 'Arial Unicode MS'" style:font-pitch-complex="variable" style:font-size-complex="16pt"/>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fo:font-size="16pt" style:font-size-asian="16pt" style:font-name-complex="OpenSymbol" style:font-family-complex="OpenSymbol, 'Arial Unicode MS'" style:font-pitch-complex="variable" style:font-size-complex="16pt"/>
    </style:style>
    <style:style style:name="WW8Num7z1" style:family="text">
      <style:text-properties style:font-name="OpenSymbol" fo:font-family="OpenSymbol, 'Arial Unicode MS'" style:font-pitch="variable" style:font-name-complex="OpenSymbol" style:font-family-complex="OpenSymbol, 'Arial Unicode MS'" style:font-pitch-complex="variable"/>
    </style:style>
    <style:style style:name="Default_20_Paragraph_20_Font" style:display-name="Default Paragraph Font"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5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5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5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5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5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5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5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5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3.757cm" fo:text-indent="-0.635cm" fo:margin-left="3.757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4.392cm" fo:text-indent="-0.635cm" fo:margin-left="4.392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5.027cm" fo:text-indent="-0.635cm" fo:margin-left="5.027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5.662cm" fo:text-indent="-0.635cm" fo:margin-left="5.662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6.297cm" fo:text-indent="-0.635cm" fo:margin-left="6.297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932cm" fo:text-indent="-0.635cm" fo:margin-left="6.932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7.567cm" fo:text-indent="-0.635cm" fo:margin-left="7.567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8.202cm" fo:text-indent="-0.635cm" fo:margin-left="8.20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5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5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5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5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5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5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5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905cm" fo:margin-bottom="1.905cm" fo:margin-left="3.175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05cm" fo:margin-top="0.806cm" style:dynamic-spacing="true"/>
      </style:footer-style>
    </style:page-layout>
  </office:automatic-styles>
  <office:master-styles>
    <style:master-page style:name="Standard" style:page-layout-name="Mpm1">
      <style:header>
        <text:p text:style-name="MP1"><text:page-number text:select-page="current">12</text:page-number></text:p>
      </style:header>
      <style:footer>
        <text:p text:style-name="MP2">Scoring algorithm for short answers and essay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creation-date>2015-10-15T21:06:00</meta:creation-date>
    <dc:creator>phathom</dc:creator>
    <dc:date>2015-10-16T00:09:00</dc:date>
    <meta:editing-cycles>3</meta:editing-cycles>
    <meta:editing-duration>PT16M</meta:editing-duration>
    <meta:document-statistic meta:table-count="0" meta:image-count="0" meta:object-count="0" meta:page-count="12" meta:paragraph-count="135" meta:word-count="2029" meta:character-count="14241" meta:non-whitespace-character-count="11793"/>
    <meta:generator>LibreOffice/4.2.8.2$Linux_X86_64 LibreOffice_project/420m0$Build-2</meta:generator>
    <meta:user-defined meta:name="Info 1"/>
    <meta:user-defined meta:name="Info 2"/>
    <meta:user-defined meta:name="Info 3"/>
    <meta:user-defined meta:name="Info 4"/>
  </office:meta>
</office:document-meta>
</file>